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be9" officeooo:paragraph-rsid="001a3be9"/>
    </style:style>
    <style:style style:name="P2" style:family="paragraph" style:parent-style-name="Standard">
      <style:text-properties fo:font-size="14pt" fo:font-weight="bold" officeooo:rsid="001afec8" officeooo:paragraph-rsid="001afec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a3be9" officeooo:paragraph-rsid="001a3be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e310" officeooo:paragraph-rsid="001ce31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e4646" officeooo:paragraph-rsid="001e464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1551e" officeooo:paragraph-rsid="0021551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1afec8" officeooo:paragraph-rsid="001afec8" style:font-size-asian="14pt" style:font-size-complex="14pt"/>
    </style:style>
    <style:style style:name="P8" style:family="paragraph" style:parent-style-name="Standard">
      <style:text-properties fo:font-size="14pt" officeooo:rsid="001a3be9" officeooo:paragraph-rsid="001a3be9" style:font-size-asian="14pt" style:font-size-complex="14pt"/>
    </style:style>
    <style:style style:name="P9" style:family="paragraph" style:parent-style-name="Standard">
      <style:text-properties fo:font-size="14pt" officeooo:rsid="001a3be9" officeooo:paragraph-rsid="001ce310" style:font-size-asian="14pt" style:font-size-complex="14pt"/>
    </style:style>
    <style:style style:name="P10" style:family="paragraph" style:parent-style-name="Standard">
      <style:text-properties fo:font-size="14pt" officeooo:rsid="001ce310" officeooo:paragraph-rsid="001ce310" style:font-size-asian="14pt" style:font-size-complex="14pt"/>
    </style:style>
    <style:style style:name="P11" style:family="paragraph" style:parent-style-name="Standard">
      <style:text-properties fo:font-size="14pt" officeooo:rsid="001ce310" officeooo:paragraph-rsid="001e4646" style:font-size-asian="14pt" style:font-size-complex="14pt"/>
    </style:style>
    <style:style style:name="P12" style:family="paragraph" style:parent-style-name="Standard">
      <style:text-properties fo:font-size="14pt" officeooo:rsid="001d5e43" officeooo:paragraph-rsid="001d5e43" style:font-size-asian="14pt" style:font-size-complex="14pt"/>
    </style:style>
    <style:style style:name="P13" style:family="paragraph" style:parent-style-name="Standard">
      <style:text-properties fo:font-size="14pt" officeooo:rsid="001e4646" officeooo:paragraph-rsid="001e4646" style:font-size-asian="14pt" style:font-size-complex="14pt"/>
    </style:style>
    <style:style style:name="P14" style:family="paragraph" style:parent-style-name="Standard">
      <style:text-properties fo:font-size="14pt" officeooo:rsid="001e4646" officeooo:paragraph-rsid="001e82b5" style:font-size-asian="14pt" style:font-size-complex="14pt"/>
    </style:style>
    <style:style style:name="P15" style:family="paragraph" style:parent-style-name="Standard">
      <style:text-properties fo:font-size="14pt" officeooo:rsid="001e82b5" officeooo:paragraph-rsid="001e4646" style:font-size-asian="14pt" style:font-size-complex="14pt"/>
    </style:style>
    <style:style style:name="P16" style:family="paragraph" style:parent-style-name="Standard">
      <style:text-properties fo:font-size="14pt" officeooo:rsid="001e82b5" officeooo:paragraph-rsid="001e82b5" style:font-size-asian="14pt" style:font-size-complex="14pt"/>
    </style:style>
    <style:style style:name="P17" style:family="paragraph" style:parent-style-name="Standard">
      <style:text-properties fo:font-size="14pt" officeooo:rsid="001fd575" officeooo:paragraph-rsid="001e4646" style:font-size-asian="14pt" style:font-size-complex="14pt"/>
    </style:style>
    <style:style style:name="P18" style:family="paragraph" style:parent-style-name="Standard">
      <style:text-properties fo:font-size="14pt" officeooo:rsid="001fd575" officeooo:paragraph-rsid="001fd575" style:font-size-asian="14pt" style:font-size-complex="14pt"/>
    </style:style>
    <style:style style:name="P19" style:family="paragraph" style:parent-style-name="Standard">
      <style:text-properties fo:font-size="14pt" officeooo:rsid="0021551e" officeooo:paragraph-rsid="0021551e" style:font-size-asian="14pt" style:font-size-complex="14pt"/>
    </style:style>
    <style:style style:name="P20" style:family="paragraph" style:parent-style-name="Standard">
      <style:text-properties fo:font-size="14pt" officeooo:rsid="0022a078" officeooo:paragraph-rsid="0022a078" style:font-size-asian="14pt" style:font-size-complex="14pt"/>
    </style:style>
    <style:style style:name="P21" style:family="paragraph" style:parent-style-name="Standard">
      <style:text-properties fo:font-size="20pt" officeooo:rsid="000a413b" officeooo:paragraph-rsid="002319d8" style:font-size-asian="20pt" style:font-size-complex="20pt"/>
    </style:style>
    <style:style style:name="P22" style:family="paragraph" style:parent-style-name="Standard">
      <style:text-properties fo:font-size="28pt" officeooo:rsid="000a413b" officeooo:paragraph-rsid="002319d8" style:font-size-asian="28pt" style:font-size-complex="28pt"/>
    </style:style>
    <style:style style:name="P23" style:family="paragraph" style:parent-style-name="Standard">
      <style:text-properties fo:font-size="18pt" officeooo:rsid="000a413b" officeooo:paragraph-rsid="002319d8" style:font-size-asian="18pt" style:font-size-complex="18pt"/>
    </style:style>
    <style:style style:name="P24" style:family="paragraph" style:parent-style-name="Standard">
      <style:text-properties officeooo:rsid="000a413b" officeooo:paragraph-rsid="002319d8"/>
    </style:style>
    <style:style style:name="P25" style:family="paragraph" style:parent-style-name="Standard">
      <style:text-properties fo:font-size="22pt" officeooo:rsid="000a413b" officeooo:paragraph-rsid="002319d8" style:font-size-asian="22pt" style:font-size-complex="22pt"/>
    </style:style>
    <style:style style:name="P26" style:family="paragraph">
      <style:paragraph-properties fo:text-align="center"/>
    </style:style>
    <style:style style:name="T1" style:family="text">
      <style:text-properties officeooo:rsid="001ce310"/>
    </style:style>
    <style:style style:name="T2" style:family="text">
      <style:text-properties fo:font-weight="bold" officeooo:rsid="001ce310" style:font-weight-asian="bold" style:font-weight-complex="bold"/>
    </style:style>
    <style:style style:name="T3" style:family="text">
      <style:text-properties officeooo:rsid="001fd575"/>
    </style:style>
    <style:style style:name="T4" style:family="text">
      <style:text-properties officeooo:rsid="0021551e"/>
    </style:style>
    <style:style style:name="T5" style:family="text">
      <style:text-properties officeooo:rsid="0022a078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>TI DSP, MCU 및 Xilinx Zynq FPGA</text:p>
      <text:p text:style-name="P22"><text:tab/><text:tab/><text:tab/>프로그래밍 전문가 과정</text:p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1"/>
      <text:p text:style-name="P21"><text:tab/><text:tab/><text:tab/><text:tab/><text:tab/><text:tab/><text:tab/>강사 – Innova Lee( 이상훈 )</text:p>
      <text:p text:style-name="P21"><text:tab/><text:tab/><text:tab/><text:tab/><text:tab/><text:tab/><text:tab/>gcccompil3r@gmail.com</text:p>
      <text:p text:style-name="P21"><text:tab/><text:tab/><text:tab/><text:tab/><text:tab/><text:tab/><text:tab/>학생 – 윤연성</text:p>
      <text:p text:style-name="P21"><text:tab/><text:tab/><text:tab/><text:tab/><text:tab/><text:tab/><text:tab/><text:a xlink:type="simple" xlink:href="mailto:whatmatters@naver.com" text:style-name="Internet_20_link" text:visited-style-name="Visited_20_Internet_20_Link">whatmatters@naver.com</text:a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"/>
      <text:p text:style-name="P1">//실행 ls</text:p>
      <text:p text:style-name="P1">// op_client.c <text:s text:c="2"/>op_server.c</text:p>
      <text:p text:style-name="P1">// gcc -o op_server op_server.c</text:p>
      <text:p text:style-name="P1">// gcc -o op_client op_client.c</text:p>
      <text:p text:style-name="P1">// ./op_server 7777</text:p>
      <text:p text:style-name="P1"/>
      <text:p text:style-name="P1"/>
      <text:p text:style-name="P1">~~~~~~~~서버영역에서 컴파일 할떄 </text:p>
      <text:p text:style-name="P1"/>
      <text:p text:style-name="P1">ys@ys-Z20NH-AS51B5U:~/my_proj/27day$ gcc -o op_server op_server.c</text:p>
      <text:p text:style-name="P1">ys@ys-Z20NH-AS51B5U:~/my_proj/27day$ ./op_server 7777</text:p>
      <text:p text:style-name="P1"/>
      <text:p text:style-name="P1"/>
      <text:p text:style-name="P1">~~~~~~~~클라이언트영역에서 컴파일 할때 </text:p>
      <text:p text:style-name="P1"/>
      <text:p text:style-name="P1"/>
      <text:p text:style-name="P1">ys@ys-Z20NH-AS51B5U:~/my_proj/27day$ gcc -o op_client op_client.c</text:p>
      <text:p text:style-name="P1">ys@ys-Z20NH-AS51B5U:~/my_proj/27day$ ./op_client 127.0.0.1 7777</text:p>
      <text:p text:style-name="P1">Conneted .......</text:p>
      <text:p text:style-name="P1">Operand Cnt: 3</text:p>
      <text:p text:style-name="P1">Operand 1:1</text:p>
      <text:p text:style-name="P1">Operand 2:3</text:p>
      <text:p text:style-name="P1">Operand 3:5</text:p>
      <text:p text:style-name="P1">Operator : +</text:p>
      <text:p text:style-name="P1">OPeration result : 9</text:p>
      <text:p text:style-name="P1"/>
      <text:p text:style-name="P1">서버에서 계산하여 클라이언트로 넘김 </text:p>
      <text:p text:style-name="P1"/>
      <text:p text:style-name="P1"/>
      <text:p text:style-name="P1">클라이언트는 값을 받아서 출력만 해주어야됨 </text:p>
      <text:p text:style-name="P1">보안성 때문 </text:p>
      <text:p text:style-name="P1">모든 연산은 서버에서 해줘야됨 </text:p>
      <text:p text:style-name="P1"/>
      <text:p text:style-name="P2">Socket()</text:p>
      <text:p text:style-name="P7"/>
      <text:p text:style-name="P7">#include &lt;sys/types.h&gt;</text:p>
      <text:p text:style-name="P7">#include &lt;sys/socket.h&gt;</text:p>
      <text:p text:style-name="P7"/>
      <text:p text:style-name="P7">int socket(int domain, int type, int protocol);</text:p>
      <text:p text:style-name="P7"><text:tab/>socket(PF_INET, SOCK_STREAM, 0);</text:p>
      <text:p text:style-name="P8"/>
      <text:p text:style-name="P7">int domain : 소켓의 통신영역 결정</text:p>
      <text:p text:style-name="P7">int type : 생성될 소켓이 어떤 방식으로 데이터를 전송할지를 결정 SOCK_STREAM/ DGRAM</text:p>
      <text:p text:style-name="P7"/>
      <text:p text:style-name="P7">int protocol <text:s/>: 사용될 종단 간 프로토콜 명시 0은 앞의 인자를 확인하여 자동으로 선택 </text:p>
      <text:p text:style-name="P8"><text:soft-page-break/></text:p>
      <text:p text:style-name="P8"/>
      <text:p text:style-name="P8"/>
      <text:p text:style-name="P8"/>
      <text:p text:style-name="P9"><text:s/><text:span text:style-name="T2">bind</text:span><text:span text:style-name="T1">() <text:s text:c="4"/>bind는소켓주소할당 <text:s text:c="4"/>sockaddr_in구조체를 해당주소와 포트를 소켓에 연결</text:span></text:p>
      <text:p text:style-name="P10"/>
      <text:p text:style-name="P10"><text:s text:c="3"/>if(bind(serv_sock, (sap)&amp;serv_addr, sizeof(serv_addr))==-1) </text:p>
      <text:p text:style-name="P10"><text:s/></text:p>
      <text:p text:style-name="P10"><text:s/></text:p>
      <text:p text:style-name="P10"><text:s text:c="16"/></text:p>
      <text:p text:style-name="P10"><text:s text:c="3"/>int socket <text:s text:c="21"/>소켓 식별자 serv_sock</text:p>
      <text:p text:style-name="P10">struct *localAddress<text:tab/> <text:s text:c="5"/>구조체의주소(포인터로접근) <text:s text:c="7"/>(sap)&amp;serv_addr </text:p>
      <text:p text:style-name="P10">socklen_t addressSize<text:tab/> <text:s text:c="7"/>구조체의 크기 sizeof(serv_addr)</text:p>
      <text:p text:style-name="P8"/>
      <text:p text:style-name="P8"/>
      <text:p text:style-name="P3"/>
      <text:p text:style-name="P4">listen() </text:p>
      <text:p text:style-name="P10"/>
      <text:p text:style-name="P10">주소연결 (bind)를 하면 서버소켓은 주소를 가지게되며 </text:p>
      <text:p text:style-name="P10">클라이언트로부터 연결을 대기하게 하기위해 </text:p>
      <text:p text:style-name="P10"/>
      <text:p text:style-name="P10">즉 연결요청을 대기모드로 설정 (단 절대 송수신에는 사용되지않음 클라이언트를 연결하기위한 새로운 소켓을 획득하는 수단으로만 사용 )</text:p>
      <text:p text:style-name="P8"/>
      <text:p text:style-name="P12">queue로 동작 선입선출 </text:p>
      <text:p text:style-name="P12"/>
      <text:p text:style-name="P12"/>
      <text:p text:style-name="P12">if(listen(serv_sock, 5)== -1)</text:p>
      <text:p text:style-name="P12"/>
      <text:p text:style-name="P12">listen( <text:s/>.5) 연결요청을 하는 클라이언트 최대 개수를 5개로 함</text:p>
      <text:p text:style-name="P12">listen( <text:s/>, 1) 1개의 클라이언트만 가능 통신중 다른 클라이언트가 들어와도 대기하지못함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Connetc() </text:p>
      <text:p text:style-name="P13">서버는 클라이언트가 접속하기를 수동으로 기다리는데 반해 클라이언트는 연결을 직접시도함 <text:s text:c="2"/>bind랑 비슷함 </text:p>
      <text:p text:style-name="P13"/>
      <text:p text:style-name="P13"><text:s text:c="8"/>if(connect(sock, (sap)&amp;serv_addr, sizeof(serv_addr)) == -1)</text:p>
      <text:p text:style-name="P13"><text:s text:c="16"/>err_handler("connect() error");</text:p>
      <text:p text:style-name="P11"/>
      <text:p text:style-name="P11"/>
      <text:p text:style-name="P11">int socket <text:s text:c="21"/>소켓 식별자 serv_sock</text:p>
      <text:p text:style-name="P11">struct *localAddress<text:tab/> <text:s text:c="5"/>구조체의주소(포인터로접근) <text:s text:c="7"/>(sap)&amp;serv_addr </text:p>
      <text:p text:style-name="P11">socklen_t addressSize<text:tab/> <text:s text:c="7"/>구조체의 크기 sizeof(serv_addr)</text:p>
      <text:p text:style-name="P13"><text:tab/></text:p>
      <text:p text:style-name="P11"><text:s text:c="8"/>if(bind(serv_sock, (sap)&amp;serv_addr, sizeof(serv_addr))==-1) </text:p>
      <text:p text:style-name="P13">bind랑 비슷함 </text:p>
      <text:p text:style-name="P13"/>
      <text:p text:style-name="P13">client 동작순서</text:p>
      <text:p text:style-name="P13"/>
      <text:p text:style-name="P13">socket() <text:s text:c="2"/>소켓생성</text:p>
      <text:p text:style-name="P13"/>
      <text:p text:style-name="P13"/>
      <text:p text:style-name="P13">구조체에 접속할 서버주소 설정</text:p>
      <text:p text:style-name="P13"/>
      <text:p text:style-name="P13">connect()연결요청 </text:p>
      <text:p text:style-name="P13"/>
      <text:p text:style-name="P6">accept()</text:p>
      <text:p text:style-name="P19">연결을 위해 새로운 소켓을 생성</text:p>
      <text:p text:style-name="P19">clnt_sock = accept(serv_sock, (sap)&amp;clnt_addr, &amp;clnt_addr_size);</text:p>
      <text:p text:style-name="P19"><text:s/></text:p>
      <text:p text:style-name="P19">server 동작순서</text:p>
      <text:p text:style-name="P19"/>
      <text:p text:style-name="P19">server socket생성</text:p>
      <text:p text:style-name="P19"/>
      <text:p text:style-name="P19">sockadd_in 구조체에 주소설정(ip.port)</text:p>
      <text:p text:style-name="P19"/>
      <text:p text:style-name="P19">bind() 소켓에 구조체 값 할당</text:p>
      <text:p text:style-name="P19"/>
      <text:p text:style-name="P19">listen() 서버소켓에 대기모드, 클라이언트 최대 접속수 설정 하고 나옴</text:p>
      <text:p text:style-name="P19"><text:tab/><text:tab/><text:span text:style-name="T5">(nonblocking)</text:span></text:p>
      <text:p text:style-name="P20">accept() 연결요청한 클라이언트와 통신할 송수신용 소켓생성 </text:p>
      <text:p text:style-name="P15">- 연결요청이 들어올때까지 대기함</text:p>
      <text:p text:style-name="P15"><text:soft-page-break/></text:p>
      <text:p text:style-name="P15"/>
      <text:p text:style-name="P14"/>
      <text:p text:style-name="P16">네트워크 통신 </text:p>
      <text:p text:style-name="P16"/>
      <text:p text:style-name="P16">server<text:tab/><text:tab/><text:tab/><text:tab/>client</text:p>
      <text:p text:style-name="P16"><draw:line text:anchor-type="paragraph" draw:z-index="0" draw:name="Shape1" draw:style-name="gr1" draw:text-style-name="P26" svg:x1="0.3035in" svg:y1="0.0161in" svg:x2="0.3035in" svg:y2="0.2028in"><text:p/></draw:line></text:p>
      <text:p text:style-name="P16"><draw:line text:anchor-type="paragraph" draw:z-index="1" draw:name="Shape2" draw:style-name="gr1" draw:text-style-name="P26" svg:x1="0.3252in" svg:y1="0.2528in" svg:x2="0.3252in" svg:y2="0.5161in"><text:p/></draw:line>소켓 생성<text:tab/><text:tab/><text:tab/>소켓생성</text:p>
      <text:p text:style-name="P16"><draw:line text:anchor-type="paragraph" draw:z-index="5" draw:name="Shape6" draw:style-name="gr1" draw:text-style-name="P26" svg:x1="2.3094in" svg:y1="0.0417in" svg:x2="2.2984in" svg:y2="0.4807in"><text:p/></draw:line></text:p>
      <text:p text:style-name="P16">주소할당</text:p>
      <text:p text:style-name="P16"><draw:line text:anchor-type="paragraph" draw:z-index="2" draw:name="Shape3" draw:style-name="gr1" draw:text-style-name="P26" svg:x1="0.3362in" svg:y1="0.0339in" svg:x2="0.3362in" svg:y2="0.2421in"><text:p/></draw:line><draw:line text:anchor-type="paragraph" draw:z-index="6" draw:name="Shape7" draw:style-name="gr1" draw:text-style-name="P26" svg:x1="1.7945in" svg:y1="0.1547in" svg:x2="0.6764in" svg:y2="0.1547in"><text:p/></draw:line><draw:line text:anchor-type="paragraph" draw:z-index="13" draw:name="Shape14" draw:style-name="gr1" draw:text-style-name="P26" svg:x1="0.8075in" svg:y1="0.0126in" svg:x2="0.6764in" svg:y2="0.1551in"><text:p/></draw:line><draw:line text:anchor-type="paragraph" draw:z-index="14" draw:name="Shape15" draw:style-name="gr1" draw:text-style-name="P26" svg:x1="0.7965in" svg:y1="0.3083in" svg:x2="0.6764in" svg:y2="0.1547in"><text:p/></draw:line><text:tab/><text:tab/><text:tab/><text:tab/>연결요청</text:p>
      <text:p text:style-name="P16"><draw:line text:anchor-type="paragraph" draw:z-index="3" draw:name="Shape4" draw:style-name="gr1" draw:text-style-name="P26" svg:x1="0.3689in" svg:y1="0.2835in" svg:x2="0.3689in" svg:y2="0.4807in"><text:p/></draw:line>요청수락</text:p>
      <text:p text:style-name="P16"/>
      <text:p text:style-name="P16"><draw:line text:anchor-type="paragraph" draw:z-index="7" draw:name="Shape8" draw:style-name="gr1" draw:text-style-name="P26" svg:x1="1.9264in" svg:y1="0.2654in" svg:x2="1.0709in" svg:y2="0.2543in"><text:p/></draw:line><draw:line text:anchor-type="paragraph" draw:z-index="9" draw:name="Shape10" draw:style-name="gr1" draw:text-style-name="P26" svg:x1="1.8382in" svg:y1="0.1882in" svg:x2="1.9264in" svg:y2="0.2654in"><text:p/></draw:line><draw:line text:anchor-type="paragraph" draw:z-index="10" draw:name="Shape11" draw:style-name="gr1" draw:text-style-name="P26" svg:x1="1.8819in" svg:y1="0.3854in" svg:x2="1.9264in" svg:y2="0.2654in"><text:p/></draw:line><draw:line text:anchor-type="paragraph" draw:z-index="11" draw:name="Shape12" draw:style-name="gr1" draw:text-style-name="P26" svg:x1="1.137in" svg:y1="0.1555in" svg:x2="1.0709in" svg:y2="0.2539in"><text:p/></draw:line><draw:line text:anchor-type="paragraph" draw:z-index="12" draw:name="Shape13" draw:style-name="gr1" draw:text-style-name="P26" svg:x1="1.1807in" svg:y1="0.4291in" svg:x2="1.0709in" svg:y2="0.2654in"><text:p/></draw:line>데이터전송<text:tab/><text:tab/><text:tab/>데이터전송</text:p>
      <text:p text:style-name="P16"><draw:line text:anchor-type="paragraph" draw:z-index="4" draw:name="Shape5" draw:style-name="gr1" draw:text-style-name="P26" svg:x1="0.3472in" svg:y1="0.2071in" svg:x2="0.3472in" svg:y2="0.4378in"><text:p/></draw:line>read/write<text:tab/><text:tab/><text:tab/>read/write</text:p>
      <text:p text:style-name="P16"><draw:line text:anchor-type="paragraph" draw:z-index="8" draw:name="Shape9" draw:style-name="gr1" draw:text-style-name="P26" svg:x1="2.3646in" svg:y1="0.0492in" svg:x2="2.3646in" svg:y2="0.2354in"><text:p/></draw:line></text:p>
      <text:p text:style-name="P16">통화끊기<text:tab/><text:tab/><text:tab/>통화끊기</text:p>
      <text:p text:style-name="P15"/>
      <text:p text:style-name="P15"/>
      <text:p text:style-name="P15"/>
      <text:p text:style-name="P18">리눅스 프로그래밍</text:p>
      <text:p text:style-name="P18"/>
      <text:p text:style-name="P18">server <text:tab/><text:tab/><text:tab/>client</text:p>
      <text:p text:style-name="P18"/>
      <text:p text:style-name="P18"/>
      <text:p text:style-name="P18">socket()<text:tab/><text:tab/><text:tab/>socket()<text:tab/><text:tab/><text:tab/>소켓생성</text:p>
      <text:p text:style-name="P18"><draw:line text:anchor-type="paragraph" draw:z-index="15" draw:name="Shape16" draw:style-name="gr1" draw:text-style-name="P26" svg:x1="0.2594in" svg:y1="0.0335in" svg:x2="0.2484in" svg:y2="0.3626in"><text:p/></draw:line><draw:line text:anchor-type="paragraph" draw:z-index="18" draw:name="Shape19" draw:style-name="gr1" draw:text-style-name="P26" svg:x1="2.2772in" svg:y1="0.0555in" svg:x2="2.3319in" svg:y2="1.1957in"><text:p/></draw:line><text:tab/><text:tab/><text:tab/><text:tab/><text:tab/><text:tab/></text:p>
      <text:p text:style-name="P18"><draw:line text:anchor-type="paragraph" draw:z-index="32" draw:name="Shape33" draw:style-name="gr1" draw:text-style-name="P26" svg:x1="0.15in" svg:y1="0.0189in" svg:x2="0.2484in" svg:y2="0.139in"><text:p/></draw:line><draw:line text:anchor-type="paragraph" draw:z-index="33" draw:name="Shape34" draw:style-name="gr1" draw:text-style-name="P26" svg:x1="0.3689in" svg:y1="0.0736in" svg:x2="0.2598in" svg:y2="0.139in"><text:p/></draw:line></text:p>
      <text:p text:style-name="P18">bind()<text:tab/><text:tab/><text:tab/><text:tab/><text:tab/><text:tab/><text:tab/>소켓주소할당</text:p>
      <text:p text:style-name="P18"><draw:line text:anchor-type="paragraph" draw:z-index="16" draw:name="Shape17" draw:style-name="gr1" draw:text-style-name="P26" svg:x1="0.1937in" svg:y1="0.0311in" svg:x2="0.2047in" svg:y2="0.3819in"><text:p/></draw:line></text:p>
      <text:p text:style-name="P18"><draw:line text:anchor-type="paragraph" draw:z-index="30" draw:name="Shape31" draw:style-name="gr1" draw:text-style-name="P26" svg:x1="2.222in" svg:y1="0.2028in" svg:x2="2.3319in" svg:y2="0.3012in"><text:p/></draw:line><draw:line text:anchor-type="paragraph" draw:z-index="31" draw:name="Shape32" draw:style-name="gr1" draw:text-style-name="P26" svg:x1="2.4417in" svg:y1="0.2138in" svg:x2="2.3319in" svg:y2="0.3012in"><text:p/></draw:line><draw:line text:anchor-type="paragraph" draw:z-index="34" draw:name="Shape35" draw:style-name="gr1" draw:text-style-name="P26" svg:x1="0.1165in" svg:y1="0.0382in" svg:x2="0.2047in" svg:y2="0.1583in"><text:p/></draw:line><draw:line text:anchor-type="paragraph" draw:z-index="35" draw:name="Shape36" draw:style-name="gr1" draw:text-style-name="P26" svg:x1="0.2921in" svg:y1="0.0827in" svg:x2="0.1937in" svg:y2="0.1583in"><text:p/></draw:line></text:p>
      <text:p text:style-name="P18"><draw:line text:anchor-type="paragraph" draw:z-index="28" draw:name="Shape29" draw:style-name="gr1" draw:text-style-name="P26" svg:x1="0.7638in" svg:y1="0.2209in" svg:x2="0.5665in" svg:y2="0.3516in"><text:p/></draw:line>listen()<text:tab/><text:tab/><text:tab/><text:tab/><text:tab/><text:tab/><text:span text:style-name="T4">bind를 해서 서버소켓에 주소를 가지고 </text:span></text:p>
      <text:p text:style-name="P15"><draw:line text:anchor-type="paragraph" draw:z-index="17" draw:name="Shape18" draw:style-name="gr1" draw:text-style-name="P26" svg:x1="0.2811in" svg:y1="0.0291in" svg:x2="0.2921in" svg:y2="0.7425in"><text:p/></draw:line><draw:line text:anchor-type="paragraph" draw:z-index="19" draw:name="Shape20" draw:style-name="gr1" draw:text-style-name="P26" svg:x1="1.8819in" svg:y1="0.1614in" svg:x2="0.5665in" svg:y2="0.128in"><text:p/></draw:line><draw:line text:anchor-type="paragraph" draw:z-index="29" draw:name="Shape30" draw:style-name="gr1" draw:text-style-name="P26" svg:x1="0.7638in" svg:y1="0.337in" svg:x2="0.5665in" svg:y2="0.128in"><text:p/></draw:line><text:tab/><text:tab/><text:tab/><text:tab/><text:span text:style-name="T3">connect()<text:tab/><text:tab/>클라이언트로 부터 연결을 대기함</text:span></text:p>
      <text:p text:style-name="P18">accept()</text:p>
      <text:p text:style-name="P18"/>
      <text:p text:style-name="P18"/>
      <text:p text:style-name="P18"><draw:line text:anchor-type="paragraph" draw:z-index="20" draw:name="Shape21" draw:style-name="gr1" draw:text-style-name="P26" svg:x1="0.6764in" svg:y1="0.111in" svg:x2="1.8165in" svg:y2="0.122in"><text:p/></draw:line><draw:line text:anchor-type="paragraph" draw:z-index="24" draw:name="Shape25" draw:style-name="gr1" draw:text-style-name="P26" svg:x1="1.7283in" svg:y1="0.0126in" svg:x2="1.8165in" svg:y2="0.1224in"><text:p/></draw:line><draw:line text:anchor-type="paragraph" draw:z-index="25" draw:name="Shape26" draw:style-name="gr1" draw:text-style-name="P26" svg:x1="1.7283in" svg:y1="0.3193in" svg:x2="1.8165in" svg:y2="0.122in"><text:p/></draw:line><draw:line text:anchor-type="paragraph" draw:z-index="26" draw:name="Shape27" draw:style-name="gr1" draw:text-style-name="P26" svg:x1="0.8402in" svg:y1="0.1992in" svg:x2="0.7091in" svg:y2="0.3193in"><text:p/></draw:line>write()<text:tab/><text:tab/><text:tab/>read()</text:p>
      <text:p text:style-name="P18"><draw:line text:anchor-type="paragraph" draw:z-index="21" draw:name="Shape22" draw:style-name="gr1" draw:text-style-name="P26" svg:x1="1.8606in" svg:y1="0.1394in" svg:x2="0.7091in" svg:y2="0.0957in"><text:p/></draw:line><draw:line text:anchor-type="paragraph" draw:z-index="27" draw:name="Shape28" draw:style-name="gr1" draw:text-style-name="P26" svg:x1="0.7638in" svg:y1="0.2602in" svg:x2="0.7091in" svg:y2="0.0957in"><text:p/></draw:line>read()<text:tab/><text:tab/><text:tab/><text:tab/>write()</text:p>
      <text:p text:style-name="P18"><draw:line text:anchor-type="paragraph" draw:z-index="22" draw:name="Shape23" draw:style-name="gr1" draw:text-style-name="P26" svg:x1="2.211in" svg:y1="0.048in" svg:x2="2.189in" svg:y2="0.4425in"><text:p/></draw:line><draw:line text:anchor-type="paragraph" draw:z-index="23" draw:name="Shape24" draw:style-name="gr1" draw:text-style-name="P26" svg:x1="0.2811in" svg:y1="0.0693in" svg:x2="0.2701in" svg:y2="0.4531in"><text:p/></draw:line></text:p>
      <text:p text:style-name="P18"/>
      <text:p text:style-name="P18">close()<text:tab/><text:tab/><text:tab/>close()</text:p>
      <text:p text:style-name="P17"><text:soft-page-break/></text:p>
      <text:p text:style-name="P18">~~~~~~~~~~~~~서버~~~~~~~~~~~~~~~</text:p>
      <text:p text:style-name="P18"/>
      <text:p text:style-name="P18"/>
      <text:p text:style-name="P18">#include &lt;stdio.h&gt;<text:tab/><text:tab/><text:tab/>//모든연산은 서버에서 해주는게 좋음 </text:p>
      <text:p text:style-name="P18">#include &lt;stdlib.h&gt;</text:p>
      <text:p text:style-name="P18">#include &lt;string.h&gt;</text:p>
      <text:p text:style-name="P18">#include &lt;unistd.h&gt;</text:p>
      <text:p text:style-name="P18">#include &lt;arpa/inet.h&gt;</text:p>
      <text:p text:style-name="P18">#include &lt;sys/socket.h&gt;</text:p>
      <text:p text:style-name="P18"/>
      <text:p text:style-name="P18">typedef struct sockaddr_in<text:tab/>si;</text:p>
      <text:p text:style-name="P18">typedef struct sockaddr*<text:tab/>sap;</text:p>
      <text:p text:style-name="P18"/>
      <text:p text:style-name="P18">#define BUF_SIZE<text:tab/>1024</text:p>
      <text:p text:style-name="P18">#define OPSZ<text:tab/>4</text:p>
      <text:p text:style-name="P18"/>
      <text:p text:style-name="P18">void err_handler(char* msg)</text:p>
      <text:p text:style-name="P18">{</text:p>
      <text:p text:style-name="P18"><text:tab/>fputs(msg, stderr);</text:p>
      <text:p text:style-name="P18"><text:tab/>fputc('\n', stderr);</text:p>
      <text:p text:style-name="P18"><text:tab/>exit(1);</text:p>
      <text:p text:style-name="P18">}</text:p>
      <text:p text:style-name="P18"/>
      <text:p text:style-name="P18"/>
      <text:p text:style-name="P18">int calculate(int opnum, int *opnds, char op) //opnum 3입력하면 1부터 3까지 </text:p>
      <text:p text:style-name="P18">{</text:p>
      <text:p text:style-name="P18"/>
      <text:p text:style-name="P18"><text:tab/>int result = opnds[0],i; <text:s text:c="2"/>//주의! </text:p>
      <text:p text:style-name="P18"/>
      <text:p text:style-name="P18"><text:tab/>switch(op) </text:p>
      <text:p text:style-name="P18"><text:tab/>{</text:p>
      <text:p text:style-name="P18"><text:tab/><text:tab/>case'+':</text:p>
      <text:p text:style-name="P18"><text:tab/><text:tab/><text:tab/>for(i=1; i&lt;opnum; i++)</text:p>
      <text:p text:style-name="P18"><text:tab/><text:tab/><text:tab/><text:tab/>result += opnds[i];</text:p>
      <text:p text:style-name="P18"><text:tab/><text:tab/><text:tab/>break;</text:p>
      <text:p text:style-name="P18"/>
      <text:p text:style-name="P18"><text:tab/><text:tab/>case'-':</text:p>
      <text:p text:style-name="P18"><text:tab/><text:tab/><text:tab/>for(i=1; i&lt;opnum; i++)</text:p>
      <text:p text:style-name="P18"><text:tab/><text:tab/><text:tab/><text:tab/>result -= opnds[i];</text:p>
      <text:p text:style-name="P18"><text:tab/><text:tab/><text:tab/>break;</text:p>
      <text:p text:style-name="P18"/>
      <text:p text:style-name="P18"><text:tab/><text:tab/>case'*':</text:p>
      <text:p text:style-name="P18"><text:tab/><text:tab/><text:tab/>for(i=1; i&lt;opnum; i++)</text:p>
      <text:p text:style-name="P18"><text:soft-page-break/><text:tab/><text:tab/><text:tab/><text:tab/>result *= opnds[i];</text:p>
      <text:p text:style-name="P18"><text:tab/><text:tab/><text:tab/>break;</text:p>
      <text:p text:style-name="P18"/>
      <text:p text:style-name="P18"><text:tab/>}</text:p>
      <text:p text:style-name="P18"><text:tab/>return result; <text:s/>//결과값 리턴 이 값은 리절트에 저장 </text:p>
      <text:p text:style-name="P18"/>
      <text:p text:style-name="P18">}</text:p>
      <text:p text:style-name="P18"/>
      <text:p text:style-name="P18"/>
      <text:p text:style-name="P18">int main(int argc, char **argv)</text:p>
      <text:p text:style-name="P18">{</text:p>
      <text:p text:style-name="P18"/>
      <text:p text:style-name="P18"><text:tab/>int serv_sock, clnt_sock;</text:p>
      <text:p text:style-name="P18"><text:tab/>char opinfo[BUF_SIZE];</text:p>
      <text:p text:style-name="P18"/>
      <text:p text:style-name="P18"><text:tab/>int result, opnd_cnt, i;</text:p>
      <text:p text:style-name="P18"><text:tab/>int recv_cnt, recv_len;</text:p>
      <text:p text:style-name="P18"/>
      <text:p text:style-name="P18"><text:tab/>si serv_addr, clnt_addr;</text:p>
      <text:p text:style-name="P18"><text:tab/>socklen_t clnt_addr_size;</text:p>
      <text:p text:style-name="P18"/>
      <text:p text:style-name="P18"><text:tab/>if(argc != 2)</text:p>
      <text:p text:style-name="P18"><text:tab/>{</text:p>
      <text:p text:style-name="P18"><text:tab/><text:tab/>printf("use: %s &lt;port&gt;\n", argv[0]);</text:p>
      <text:p text:style-name="P18"><text:tab/><text:tab/>exit(1);</text:p>
      <text:p text:style-name="P18"><text:tab/>}</text:p>
      <text:p text:style-name="P18"><text:tab/><text:tab/>//서버소켓 생성</text:p>
      <text:p text:style-name="P18"><text:tab/>serv_sock = socket(PF_INET, SOCK_STREAM, 0);</text:p>
      <text:p text:style-name="P18"><text:tab/><text:tab/>//통신영역, 데이터통신방식 ,프로토콜 </text:p>
      <text:p text:style-name="P18"/>
      <text:p text:style-name="P18"><text:tab/>if(serv_sock == -1)</text:p>
      <text:p text:style-name="P18"><text:tab/><text:tab/>err_handler("socket() error");</text:p>
      <text:p text:style-name="P18"/>
      <text:p text:style-name="P18"><text:tab/>memset(&amp;serv_addr,0,sizeof(serv_addr));</text:p>
      <text:p text:style-name="P18"><text:tab/>serv_addr.sin_family = AF_INET;</text:p>
      <text:p text:style-name="P18"><text:tab/>serv_addr.sin_addr.s_addr = htonl(INADDR_ANY);</text:p>
      <text:p text:style-name="P18"><text:tab/>serv_addr.sin_port = htons(atoi(argv[1]));</text:p>
      <text:p text:style-name="P18"/>
      <text:p text:style-name="P18"/>
      <text:p text:style-name="P18"><text:tab/>if(bind(serv_sock, (sap)&amp;serv_addr, sizeof(serv_addr))==-1) // bind소켓주소할당 </text:p>
      <text:p text:style-name="P18"><text:tab/><text:tab/><text:tab/><text:tab/>//sockaddr_in구조체를 해당주소와 포트를 소켓에 연결 </text:p>
      <text:p text:style-name="P18"><text:soft-page-break/><text:tab/><text:tab/>//소켓 식별자 serv_sock 구조체의주소(포인터로접근) (sap)&amp;serv_addr 구조체의크기 sizeof(serv_addr)</text:p>
      <text:p text:style-name="P18"><text:tab/><text:tab/>err_handler("bind() error");</text:p>
      <text:p text:style-name="P18"><text:tab/><text:tab/>//연결요청 대기상태로 진입</text:p>
      <text:p text:style-name="P18"><text:tab/>if(listen(serv_sock, 5)== -1)</text:p>
      <text:p text:style-name="P18"><text:tab/><text:tab/>err_handler("listen() error"); <text:tab/><text:tab/>//listen은 한번만 쓸수있음</text:p>
      <text:p text:style-name="P18"><text:tab/><text:tab/>//listem 연결대기 상태 <text:s text:c="9"/>queue이고 listen( .5)는 연결요청을하는 클라이언트의 최대 갯수를 5개로 한다는 뜻</text:p>
      <text:p text:style-name="P18"><text:tab/><text:tab/>//연결요청 수락 <text:s/></text:p>
      <text:p text:style-name="P18"><text:tab/>clnt_addr_size = sizeof(clnt_addr);</text:p>
      <text:p text:style-name="P18"/>
      <text:p text:style-name="P18"><text:tab/>for(i=0;i&lt;5;i++) <text:s/>//for문이 있는 이유는 여러명이 접속할수있으니까 </text:p>
      <text:p text:style-name="P18"><text:tab/>{</text:p>
      <text:p text:style-name="P18"><text:tab/><text:tab/>opnd_cnt = 0;</text:p>
      <text:p text:style-name="P18"><text:tab/><text:tab/>clnt_sock = accept(serv_sock, (sap)&amp;clnt_addr, &amp;clnt_addr_size);</text:p>
      <text:p text:style-name="P18"><text:tab/><text:tab/>read(clnt_sock, &amp;opnd_cnt,1);</text:p>
      <text:p text:style-name="P18"/>
      <text:p text:style-name="P18"><text:tab/><text:tab/>recv_len=0;</text:p>
      <text:p text:style-name="P18"><text:tab/><text:tab/>while((opnd_cnt * OPSZ +1) &gt; <text:s/>recv_len)</text:p>
      <text:p text:style-name="P18"><text:tab/><text:tab/>{<text:tab/><text:tab/></text:p>
      <text:p text:style-name="P18"><text:tab/><text:tab/><text:tab/>recv_cnt = read(clnt_sock, &amp;opinfo[recv_len], BUF_SIZE-1);</text:p>
      <text:p text:style-name="P18"><text:tab/><text:tab/><text:tab/>//읽은바이트수</text:p>
      <text:p text:style-name="P18"><text:tab/><text:tab/><text:tab/>recv_len += recv_cnt;</text:p>
      <text:p text:style-name="P18"><text:tab/><text:tab/>} //중간에 끊겼을 경우를 대비해 while로 우회까지 <text:s/>(끊김방지)</text:p>
      <text:p text:style-name="P18"/>
      <text:p text:style-name="P18"><text:tab/><text:tab/>result = calculate(opnd_cnt, (int*)opinfo, opinfo[recv_len-1]);//계산부분</text:p>
      <text:p text:style-name="P18"><text:tab/><text:tab/><text:tab/>//opnd_cnt</text:p>
      <text:p text:style-name="P18"><text:tab/><text:tab/>write(clnt_sock, (char*)&amp;result, sizeof(result)); //리절트를 &amp;해줘서 리절트값을 출력 <text:s text:c="3"/>~~~~~ 데이터전송</text:p>
      <text:p text:style-name="P18"/>
      <text:p text:style-name="P18"><text:tab/><text:tab/>close(clnt_sock);<text:tab/><text:tab/><text:tab/><text:tab/>//연결종료</text:p>
      <text:p text:style-name="P18"><text:tab/>}</text:p>
      <text:p text:style-name="P18"><text:tab/>close(serv_sock);</text:p>
      <text:p text:style-name="P18"><text:tab/>return 0;</text:p>
      <text:p text:style-name="P18">}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~~~~~~~~~~~~~~클라이언트 ~~~~~~~~~~~~~~~~~~~~``</text:p>
      <text:p text:style-name="P18">#include&lt;stdio.h&gt;</text:p>
      <text:p text:style-name="P18">#include&lt;stdlib.h&gt;</text:p>
      <text:p text:style-name="P18">#include&lt;string.h&gt;</text:p>
      <text:p text:style-name="P18">#include&lt;unistd.h&gt;</text:p>
      <text:p text:style-name="P18">#include&lt;arpa/inet.h&gt;</text:p>
      <text:p text:style-name="P18">#include&lt;sys/socket.h&gt;</text:p>
      <text:p text:style-name="P18"/>
      <text:p text:style-name="P18">typedef struct sockaddr_in<text:tab/>si;</text:p>
      <text:p text:style-name="P18">typedef struct sockaddr *<text:tab/>sap;</text:p>
      <text:p text:style-name="P18"/>
      <text:p text:style-name="P18">#define BUF_SIZE<text:tab/>1024</text:p>
      <text:p text:style-name="P18">#define ALT_SIZE<text:tab/>4</text:p>
      <text:p text:style-name="P18">#define<text:tab/>OPSZ<text:tab/><text:tab/>4</text:p>
      <text:p text:style-name="P18"/>
      <text:p text:style-name="P18">void err_handler(char *msg)</text:p>
      <text:p text:style-name="P18">{</text:p>
      <text:p text:style-name="P18"><text:tab/>fputs(msg,stderr);</text:p>
      <text:p text:style-name="P18"><text:tab/>fputc('\n', stderr);</text:p>
      <text:p text:style-name="P18"><text:tab/>exit(1);</text:p>
      <text:p text:style-name="P18">}</text:p>
      <text:p text:style-name="P18"/>
      <text:p text:style-name="P18">int main(int argc, char **argv)</text:p>
      <text:p text:style-name="P18">{</text:p>
      <text:p text:style-name="P18"><text:tab/>int i, sock, result, opnd_cnt;</text:p>
      <text:p text:style-name="P18"><text:tab/>char opmsg[BUF_SIZE] = {0};</text:p>
      <text:p text:style-name="P18"><text:tab/>si serv_addr;</text:p>
      <text:p text:style-name="P18"/>
      <text:p text:style-name="P18"><text:tab/>if(argc != 3)</text:p>
      <text:p text:style-name="P18"><text:tab/>{</text:p>
      <text:p text:style-name="P18"><text:tab/><text:tab/>printf("use : %s &lt;IP&gt; &lt;port&gt;\n", argv[0]);</text:p>
      <text:p text:style-name="P18"><text:tab/><text:tab/>exit(1);</text:p>
      <text:p text:style-name="P18"><text:tab/>}</text:p>
      <text:p text:style-name="P18"/>
      <text:p text:style-name="P18"><text:tab/>sock = socket(PF_INET, SOCK_STREAM,0); <text:tab/><text:tab/>//서버접속을 위한 소켓생성</text:p>
      <text:p text:style-name="P18"/>
      <text:p text:style-name="P18"><text:tab/>if(sock == -1)</text:p>
      <text:p text:style-name="P18"><text:tab/><text:tab/>err_handler("socket() error");</text:p>
      <text:p text:style-name="P18"/>
      <text:p text:style-name="P18"><text:tab/>memset(&amp;serv_addr, 0, sizeof(serv_addr));</text:p>
      <text:p text:style-name="P18"><text:tab/>serv_addr.sin_family = AF_INET;</text:p>
      <text:p text:style-name="P18"><text:tab/>serv_addr.sin_addr.s_addr = inet_addr(argv[1]);</text:p>
      <text:p text:style-name="P18"><text:tab/>serv_addr.sin_port = htons(atoi(argv[2]));</text:p>
      <text:p text:style-name="P18"><text:soft-page-break/>//소켓만들고 커넥트 하는 구간은 server이랑 똑같음 </text:p>
      <text:p text:style-name="P18"><text:tab/>if(connect(sock, (sap)&amp;serv_addr,sizeof(serv_addr)) == -1)</text:p>
      <text:p text:style-name="P18"><text:tab/><text:tab/>err_handler("connect() error");<text:tab/><text:tab/><text:tab/>//서버로부터 연결요청 </text:p>
      <text:p text:style-name="P18"><text:tab/>else</text:p>
      <text:p text:style-name="P18"><text:tab/><text:tab/>puts("Conneted .......");</text:p>
      <text:p text:style-name="P18"/>
      <text:p text:style-name="P18"><text:tab/>fputs("Operand Cnt: ", stdout);</text:p>
      <text:p text:style-name="P18"><text:tab/>scanf("%d", &amp;opnd_cnt);</text:p>
      <text:p text:style-name="P18"/>
      <text:p text:style-name="P18"><text:tab/>opmsg[0] = (char)opnd_cnt;</text:p>
      <text:p text:style-name="P18"/>
      <text:p text:style-name="P18"><text:tab/>for(i=0; i&lt;opnd_cnt ; i++)</text:p>
      <text:p text:style-name="P18"><text:tab/>{</text:p>
      <text:p text:style-name="P18"><text:tab/><text:tab/>printf("Operand %d:", i+1);</text:p>
      <text:p text:style-name="P18"><text:tab/><text:tab/>scanf("%d", (int *)&amp;opmsg[i * OPSZ +1]); <text:s text:c="4"/>//숫자값 입력하라는 소리</text:p>
      <text:p text:style-name="P18"><text:tab/>}</text:p>
      <text:p text:style-name="P18"/>
      <text:p text:style-name="P18"><text:tab/>fgetc(stdin); <text:tab/><text:tab/>//getc니까 리드해서 1바이트만 읽음</text:p>
      <text:p text:style-name="P18"><text:tab/>fputs("Operator : ", stdout);</text:p>
      <text:p text:style-name="P18"><text:tab/>scanf("%c", &amp;opmsg[opnd_cnt * OPSZ +1]);</text:p>
      <text:p text:style-name="P18"><text:tab/>write(sock, opmsg, opnd_cnt * OPSZ +2);<text:tab/><text:tab/>//서버쪽으로 데이터가 날라와서 </text:p>
      <text:p text:style-name="P18"><text:tab/><text:tab/><text:tab/><text:tab/><text:tab/><text:tab/><text:tab/>//계산은 서버가 하는것임!</text:p>
      <text:p text:style-name="P18"><text:tab/>read(sock, &amp;result, ALT_SIZE);</text:p>
      <text:p text:style-name="P18"/>
      <text:p text:style-name="P18"><text:tab/>printf("OPeration result : %d\n", result);</text:p>
      <text:p text:style-name="P18"><text:tab/>close(sock);</text:p>
      <text:p text:style-name="P18"/>
      <text:p text:style-name="P18"><text:tab/>return 0;</text:p>
      <text:p text:style-name="P18">}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3:55:54.613836274</meta:creation-date>
    <dc:date>2018-03-30T18:07:23.239091656</dc:date>
    <meta:editing-duration>PT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0" meta:paragraph-count="245" meta:word-count="1543" meta:character-count="6386" meta:non-whitespace-character-count="5341"/>
  </office:meta>
</office:document-meta>
</file>